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3.67mm"/>
    </style:style>
    <style:style style:name="co3" style:family="table-column">
      <style:table-column-properties fo:break-before="auto" style:column-width="7.46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9.4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4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18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 table:number-rows-repeated="31585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.00.0000</text:date>, <text:time style:data-style-name="N2" text:time-value="12:59:23.6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05-06-23T12:25:26</meta:creation-date>
    <dc:date>2018-01-25T14:21:49.277000000</dc:date>
    <meta:editing-cycles>242</meta:editing-cycles>
    <meta:editing-duration>P12DT2H21M55S</meta:editing-duration>
    <meta:document-statistic meta:table-count="3" meta:cell-count="2447" meta:object-count="0"/>
    <meta:user-defined meta:name="Info 1"/>
    <meta:user-defined meta:name="Info 2"/>
    <meta:user-defined meta:name="Info 3"/>
    <meta:user-defined meta:name="Info 4"/>
  </office:meta>
</office:document-meta>
</file>